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le1" style:family="table">
      <style:table-properties style:width="16.002cm" fo:break-before="page" table:align="margins"/>
    </style:style>
    <style:style style:name="Tabelle1.A" style:family="table-column">
      <style:table-column-properties style:column-width="5.334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Header">
      <style:text-properties fo:language="de" fo:country="DE" officeooo:paragraph-rsid="0040eca9"/>
    </style:style>
    <style:style style:name="P3" style:family="paragraph" style:parent-style-name="Header">
      <style:paragraph-properties fo:text-align="center" style:justify-single-word="false"/>
      <style:text-properties fo:language="de" fo:country="DE" officeooo:rsid="003327f1" officeooo:paragraph-rsid="003327f1"/>
    </style:style>
    <style:style style:name="P4" style:family="paragraph" style:parent-style-name="Footer">
      <style:paragraph-properties>
        <style:tab-stops>
          <style:tab-stop style:position="7.938cm" style:type="center"/>
          <style:tab-stop style:position="15.753cm" style:type="right"/>
        </style:tab-stops>
      </style:paragraph-properties>
    </style:style>
    <style:style style:name="P5" style:family="paragraph" style:parent-style-name="Footer">
      <style:paragraph-properties>
        <style:tab-stops>
          <style:tab-stop style:position="7.938cm" style:type="center"/>
          <style:tab-stop style:position="17cm" style:type="right"/>
        </style:tab-stops>
      </style:paragraph-properties>
    </style:style>
    <style:style style:name="P6" style:family="paragraph" style:parent-style-name="Subtitle">
      <style:paragraph-properties fo:margin-top="0.212cm" fo:margin-bottom="0.388cm" loext:contextual-spacing="false" style:writing-mode="lr-tb"/>
      <style:text-properties officeooo:paragraph-rsid="003d9a75"/>
    </style:style>
    <style:style style:name="P7" style:family="paragraph" style:parent-style-name="Subtitle">
      <style:paragraph-properties fo:margin-top="0.212cm" fo:margin-bottom="0.388cm" loext:contextual-spacing="false" style:writing-mode="lr-tb"/>
      <style:text-properties officeooo:paragraph-rsid="003e973b"/>
    </style:style>
    <style:style style:name="P8" style:family="paragraph" style:parent-style-name="Subtitle">
      <style:paragraph-properties fo:margin-top="0.212cm" fo:margin-bottom="0.388cm" loext:contextual-spacing="false" style:writing-mode="lr-tb"/>
      <style:text-properties fo:language="de" fo:country="DE"/>
    </style:style>
    <style:style style:name="P9" style:family="paragraph" style:parent-style-name="Text_20_body">
      <style:text-properties officeooo:paragraph-rsid="004f4c6e"/>
    </style:style>
    <style:style style:name="P10" style:family="paragraph" style:parent-style-name="Text_20_body">
      <style:text-properties officeooo:paragraph-rsid="0050a1b9"/>
    </style:style>
    <style:style style:name="P11" style:family="paragraph" style:parent-style-name="Text_20_body">
      <style:text-properties officeooo:paragraph-rsid="004fd562"/>
    </style:style>
    <style:style style:name="P12" style:family="paragraph" style:parent-style-name="Text_20_body">
      <style:text-properties officeooo:paragraph-rsid="00544c22"/>
    </style:style>
    <style:style style:name="P13" style:family="paragraph" style:parent-style-name="Text_20_body">
      <style:text-properties officeooo:paragraph-rsid="00544f48"/>
    </style:style>
    <style:style style:name="P14" style:family="paragraph" style:parent-style-name="Text_20_body">
      <style:text-properties officeooo:paragraph-rsid="00558c4a"/>
    </style:style>
    <style:style style:name="P15" style:family="paragraph" style:parent-style-name="Text_20_body">
      <style:text-properties officeooo:paragraph-rsid="00597904"/>
    </style:style>
    <style:style style:name="P16" style:family="paragraph" style:parent-style-name="Text_20_body">
      <style:text-properties fo:language="de" fo:country="DE" officeooo:rsid="005191a9" officeooo:paragraph-rsid="005a402f"/>
    </style:style>
    <style:style style:name="P17" style:family="paragraph" style:parent-style-name="Text_20_body">
      <style:text-properties fo:language="de" fo:country="DE" officeooo:rsid="005191a9" officeooo:paragraph-rsid="005b009c"/>
    </style:style>
    <style:style style:name="P18" style:family="paragraph" style:parent-style-name="Verzeichnis_20_1">
      <style:paragraph-properties>
        <style:tab-stops>
          <style:tab-stop style:position="16.002cm" style:type="right" style:leader-style="dotted" style:leader-text="."/>
        </style:tab-stops>
      </style:paragraph-properties>
    </style:style>
    <style:style style:name="P19" style:family="paragraph" style:parent-style-name="Table_20_Contents">
      <style:text-properties officeooo:rsid="005ac9e7" officeooo:paragraph-rsid="005ac9e7"/>
    </style:style>
    <style:style style:name="P20" style:family="paragraph" style:parent-style-name="Heading_20_1">
      <style:text-properties fo:language="de" fo:country="DE"/>
    </style:style>
    <style:style style:name="P21" style:family="paragraph" style:parent-style-name="Title" style:master-page-name="MPF0">
      <style:paragraph-properties style:page-number="auto" fo:break-before="page"/>
      <style:text-properties fo:language="de" fo:country="DE"/>
    </style:style>
    <style:style style:name="T1" style:family="text">
      <style:text-properties fo:language="de" fo:country="DE"/>
    </style:style>
    <style:style style:name="T2" style:family="text">
      <style:text-properties fo:language="de" fo:country="DE" officeooo:rsid="000c5fec"/>
    </style:style>
    <style:style style:name="T3" style:family="text">
      <style:text-properties fo:language="de" fo:country="DE" officeooo:rsid="003c36db"/>
    </style:style>
    <style:style style:name="T4" style:family="text">
      <style:text-properties fo:language="de" fo:country="DE" officeooo:rsid="003d9a75"/>
    </style:style>
    <style:style style:name="T5" style:family="text">
      <style:text-properties fo:language="de" fo:country="DE" officeooo:rsid="004c1a6d"/>
    </style:style>
    <style:style style:name="T6" style:family="text">
      <style:text-properties fo:language="de" fo:country="DE" officeooo:rsid="00544c22" fo:background-color="transparent" loext:char-shading-value="0"/>
    </style:style>
    <style:style style:name="T7" style:family="text">
      <style:text-properties fo:language="de" fo:country="DE" officeooo:rsid="00544f48" fo:background-color="transparent" loext:char-shading-value="0"/>
    </style:style>
    <style:style style:name="T8" style:family="text">
      <style:text-properties fo:language="de" fo:country="DE" officeooo:rsid="00558c4a" fo:background-color="transparent" loext:char-shading-value="0"/>
    </style:style>
    <style:style style:name="T9" style:family="text">
      <style:text-properties fo:language="de" fo:country="DE" officeooo:rsid="0057a144" fo:background-color="transparent" loext:char-shading-value="0"/>
    </style:style>
    <style:style style:name="T10" style:family="text">
      <style:text-properties fo:language="de" fo:country="DE" officeooo:rsid="00597904" fo:background-color="transparent" loext:char-shading-value="0"/>
    </style:style>
    <style:style style:name="T11" style:family="text">
      <style:text-properties fo:language="de" fo:country="DE" officeooo:rsid="0059ef5a" fo:background-color="transparent" loext:char-shading-value="0"/>
    </style:style>
    <style:style style:name="T12" style:family="text">
      <style:text-properties fo:language="de" fo:country="DE" officeooo:rsid="004f4c6e"/>
    </style:style>
    <style:style style:name="T13" style:family="text">
      <style:text-properties fo:language="de" fo:country="DE" officeooo:rsid="004fd562"/>
    </style:style>
    <style:style style:name="T14" style:family="text">
      <style:text-properties fo:language="de" fo:country="DE" officeooo:rsid="004fee90"/>
    </style:style>
    <style:style style:name="T15" style:family="text">
      <style:text-properties fo:language="de" fo:country="DE" officeooo:rsid="0050a1b9"/>
    </style:style>
    <style:style style:name="T16" style:family="text">
      <style:text-properties officeooo:rsid="004f4c6e"/>
    </style:style>
    <style:style style:name="T17" style:family="text">
      <style:text-properties fo:background-color="transparent" loext:char-shading-value="0"/>
    </style:style>
    <style:style style:name="T18" style:family="text">
      <style:text-properties officeooo:rsid="005a402f" fo:background-color="transparent" loext:char-shading-value="0"/>
    </style:style>
    <style:style style:name="T19" style:family="text">
      <style:text-properties officeooo:rsid="005b009c" fo:background-color="transparent" loext:char-shading-value="0"/>
    </style:style>
    <style:style style:name="T20" style:family="text">
      <style:text-properties officeooo:rsid="005beb9f" fo:background-color="transparent" loext:char-shading-value="0"/>
    </style:style>
    <style:style style:name="T21" style:family="text">
      <style:text-properties officeooo:rsid="005d0d54" fo:background-color="transparent" loext:char-shading-value="0"/>
    </style:style>
    <style:style style:name="T22" style:family="text">
      <style:text-properties officeooo:rsid="005d9525"/>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1"><text:bookmark-start text:name="Ref_AufgabeName"/>Aufgabe <text:span text:style-name="T16">3</text:span>: <text:span text:style-name="T16">Voll Daneben</text:span><text:bookmark-end text:name="Ref_AufgabeName"/></text:p>
      <text:p text:style-name="P6"><text:bookmark-start text:name="Ref_TeamID"/><text:span text:style-name="Absatz-Standardschriftart"><text:span text:style-name="T1">Team-ID: </text:span></text:span><text:span text:style-name="Absatz-Standardschriftart"><text:span text:style-name="T3">00381</text:span></text:span><text:bookmark-end text:name="Ref_TeamID"/></text:p>
      <text:p text:style-name="P6"><text:bookmark-start text:name="Ref_TeamName"/><text:span text:style-name="Absatz-Standardschriftart"><text:span text:style-name="T1">Team-</text:span></text:span><text:span text:style-name="Absatz-Standardschriftart"><text:span text:style-name="T4">N</text:span></text:span><text:span text:style-name="Absatz-Standardschriftart"><text:span text:style-name="T2">a</text:span></text:span><text:span text:style-name="Absatz-Standardschriftart"><text:span text:style-name="T1">me: </text:span></text:span><text:span text:style-name="Absatz-Standardschriftart"><text:span text:style-name="T5">EinSteine</text:span></text:span><text:bookmark-end text:name="Ref_TeamName"/></text:p>
      <text:p text:style-name="P7"><text:span text:style-name="Absatz-Standardschriftart"><text:span text:style-name="T4">Bearbeiter/-innen dieser Aufgabe:<text:line-break/></text:span></text:span><text:span text:style-name="Absatz-Standardschriftart"><text:span text:style-name="T5">Oliver Schirmer, Konrad Walter, Paskal Paesler, Corey Attireh</text:span></text:span></text:p>
      <text:p text:style-name="P8"><text:date style:data-style-name="N10121" text:date-value="2018-11-20T19:55:50.663000182">20. November 2018</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18"><text:a xlink:type="simple" xlink:href="#__RefHeading___Toc105_1452926801" text:style-name="Internet_20_link" text:visited-style-name="Visited_20_Internet_20_Link">Lösungsidee<text:tab/>1</text:a></text:p>
          <text:p text:style-name="P18"><text:a xlink:type="simple" xlink:href="#__RefHeading___Toc107_1452926801" text:style-name="Internet_20_link" text:visited-style-name="Visited_20_Internet_20_Link">Umsetzung<text:tab/>2</text:a></text:p>
          <text:p text:style-name="P18"><text:a xlink:type="simple" xlink:href="#__RefHeading___Toc109_1452926801" text:style-name="Internet_20_link" text:visited-style-name="Visited_20_Internet_20_Link">Beispiele<text:tab/>2</text:a></text:p>
          <text:p text:style-name="P18"><text:a xlink:type="simple" xlink:href="#__RefHeading___Toc111_1452926801" text:style-name="Internet_20_link" text:visited-style-name="Visited_20_Internet_20_Link">Quellcode<text:tab/>2</text:a></text:p>
        </text:index-body>
      </text:table-of-content>
      <text:h text:style-name="P20" text:outline-level="1"><text:bookmark-start text:name="__RefHeading___Toc105_1452926801"/>Lösungsidee<text:bookmark-end text:name="__RefHeading___Toc105_1452926801"/></text:h>
      <text:p text:style-name="P9"><text:span text:style-name="Absatz-Standardschriftart"><text:span text:style-name="T12">Da die Glückszahlen im Bereich von 1 bis 1000 liegen und für Al 10 Zahlen ausgewählt werden sollen, lässt sich der Gesamtbereich in 10 gleichmäßige Teilbereiche unterteilen. In diesem Fall also 1-100, 101-200, 201-300 usw. Dafür werden 10 kleinere Listen erstellt und </text:span></text:span><text:span text:style-name="Absatz-Standardschriftart"><text:span text:style-name="T14">alle </text:span></text:span><text:span text:style-name="Absatz-Standardschriftart"><text:span text:style-name="T12">Glückszahlen in die jeweiligen Bereiche eingeordnet. Um nun die Distanz, und damit die Kosten, zu minimieren, muss ein Schwerpunkt in dem jeweiligen Bereich ermittelt werden. Dafür werden alle Zahlen in dem Bereich addiert und am Ende durch ihre Anzahl geteilt. Damit erhalten wir für jeden Bereich einen Durchschnitt.</text:span></text:span></text:p>
      <text:p text:style-name="P10"><text:span text:style-name="Absatz-Standardschriftart"><text:span text:style-name="T12">Durch die Unterteilung in die 10 Bereiche wird jedoch kein optimales Ergebnis erreicht, da </text:span></text:span><text:span text:style-name="Absatz-Standardschriftart"><text:span text:style-name="T13">sich Schwerpunkte </text:span></text:span><text:span text:style-name="Absatz-Standardschriftart"><text:span text:style-name="T12">bei Betrachtung des gesamten Zahlenbereichs</text:span></text:span><text:span text:style-name="Absatz-Standardschriftart"><text:span text:style-name="T13"> auch über mehrere Bereiche erstrecken. Das </text:span></text:span><text:span text:style-name="Absatz-Standardschriftart"><text:span text:style-name="T15">Berechnen der Durchschnitte, damit</text:span></text:span><text:span text:style-name="Absatz-Standardschriftart"><text:span text:style-name="T13"> der Akzente, für jeden Bereich ist natürlich hilfreich, reicht aber nicht aus, um eine gesamte Ausgewogenheit herzustellen.<text:line-break/>Um dem entgegenzuwirken wurde eine Art Gravitationssystem entwickelt. Da eine von Al‘s Zahlen jeweils einen Zahlenbereich abdeckt, genügt es die „Gravitation“ zu den benachbarten Bereichen zu ermitteln.<text:line-break/>Dafür muss grundlegend die Konzentration der Zahlen für jeden Bereich berechnet werden. Das geschieht durch das Bilden des Verhältnisses von tatsächlicher Glückszahl-Anzahl in einem Bereich und durchschnittlicher Glückszahl-Anzahl, welche man errechnen kann, indem man die Anzahl aller Glückszahlen durch 10 teilt.</text:span></text:span></text:p>
      <text:p text:style-name="P11"><text:span text:style-name="Absatz-Standardschriftart"><text:span text:style-name="T13">Nachdem dann der Durchschnitt für jeden Bereich ermittelt wurde, werden die Differenzen der Konzentration des momentanen Bereichs und der Konzentration des darüber &amp; des darunter liegenden Bereichs gebildet. Damit erhält man die Stärke, von der der momentane Bereich von den anliegenden Bereichen „angezogen“ wird. Von diesen beiden Differenzen, wird nochmals die Differenz gebildet, wodurch sich die endgültige Ausrichtung des momentanen Bereichs ergibt.<text:line-break/>Um wie viele Zahlen der Durchschnitt jetzt nach oben bzw. unten geändert wird hängt von der Anzahl der Glückszahlen im Bereich ab. D.h. die errechnete Ausrichtung/Gravitation wird mit der Hälfte der Anzahl der Glückszahlen multipliziert.</text:span></text:span></text:p>
      <text:h text:style-name="P20" text:outline-level="1"><text:bookmark-start text:name="__RefHeading___Toc107_1452926801"/><text:soft-page-break/>Umsetzung<text:bookmark-end text:name="__RefHeading___Toc107_1452926801"/></text:h>
      <text:p text:style-name="P12"><text:span text:style-name="Absatz-Standardschriftart"><text:span text:style-name="T6">Für die anfängliche Sortierung wird für jeden Bereich eine Ziffer festgelegt: Für 1-100 0, 101-200 1, 201-300 2 usw. Dann wird über alle Glückszahlen iteriert und diese in den jeweiligen Bereich einsortiert, d.h. der Liste für diesen Bereich hinzugefügt.</text:span></text:span></text:p>
      <text:p text:style-name="P13"><text:span text:style-name="Absatz-Standardschriftart"><text:span text:style-name="T7">Bei der Ermittlung der Konzentration/Wichtung ist nur zu erwähnen, dass die errechneten Werte als Schlüssel-Wert-Paare gespeichert werden: Bereich-ID &amp; Konzentration – bspw. 0 &amp; 0.9; 1 &amp; 1.43</text:span></text:span></text:p>
      <text:p text:style-name="P14"><text:span text:style-name="Absatz-Standardschriftart"><text:span text:style-name="T8">Die Errechnung des Durchschnitts erfolgt mithilfe eines BigInteger-Objekts, da dieses gewährleistet, dass </text:span></text:span><text:span text:style-name="Absatz-Standardschriftart"><text:span text:style-name="T9">(theoretisch) </text:span></text:span><text:span text:style-name="Absatz-Standardschriftart"><text:span text:style-name="T8">unendlich viele Zahlen addiert werden können und keine Fehler auftreten, </text:span></text:span><text:span text:style-name="Absatz-Standardschriftart"><text:span text:style-name="T9">im Gegensatz zu einem </text:span></text:span><text:span text:style-name="Absatz-Standardschriftart"><text:span text:style-name="T8">Integer- bzw. Long-Objekt.<text:line-break/></text:span></text:span><text:span text:style-name="Absatz-Standardschriftart"><text:span text:style-name="T9">Der Durchschnitt selbst ist eine Zahl in dem jeweiligen Bereich, weshalb dieser maximal den Wert 1000 annehmen kann und somit als Integer gespeichert werden kann. Da ein BigInteger jedoch nur als String ausgegeben werden kann muss dieser String zu einem Integer mithilfe der Integer.parseInt Methode umgewandelt werden.</text:span></text:span></text:p>
      <text:p text:style-name="P15"><text:span text:style-name="Absatz-Standardschriftart"><text:span text:style-name="T9">Bei der Ermittlung der „Gravitation“ sind nur einige Umsetzungsdetails zu erwähnen:<text:line-break/>Für die Berechnung der Gravitation zum nächstgelegenen Bereich wird darauf geachtet, dass es sich beim momentanen Bereich nicht um den letzten Bereich handelt. Ist dies der Fall </text:span></text:span><text:span text:style-name="Absatz-Standardschriftart"><text:span text:style-name="T10">wird der Wert „0“ eingesetzt. Das gleiche wird bei der Berechnung der Gravitation zum vorherigen Bereich gemacht, wenn es sich beim momentanen Bereich um den ersten Bereich handelt.<text:line-break/>Zusätzlich, liegt die Gravitation im negativen Bereich, wird diese auch auf 0 gesetzt. Somit ist gewährleistet, dass es keinen negativen Gravitationswert, also „Abstoßung“ gibt, was sich in unserem Beispiel negativ auf den Gewinn Al‘s auswirken würde.<text:line-break/>Die Differenz der beiden Gravitationswerte kann durchaus negativ sein, was jedoch nur für die Richtung, in die der Durchschnitt verschoben wird steht, es sich jedoch trotz dessen um eine Verschiebung, aufgrund von hohen Konzentrationen in benachbarten Bereichen, handelt.<text:line-break/>Bei der Berechnung der tatsächlichen Verschiebung, wurde das Produkt aus der Hälfte der Gruppengröße und der Gravitation gebildet. Warum die Hälfte der Gruppengröße gewählt wurde, lässt sich an der modellhaften Vorstellung festmachen, dass der Durchschnitt eines jeden Bereiches, bei einer komplett gleichen Verteilung, exakt in der Mitte des Bereiches liegen würde </text:span></text:span><text:span text:style-name="Absatz-Standardschriftart"><text:span text:style-name="T11">und die Verschiebung in Richtung eines benachbarten Bereiches jeweils die Hälfte der Bereichsgröße in eine Richtung betragen würde.<text:line-break/>Die Multiplikation mit der Gravitation lässt sich daran erklären, dass es sich bei der „Gravitation“ nur um einen Faktor handelt, der angibt inwiefern ein benachbarter Bereich eine höhere Konzentration an Glückszahlen besitzt als der momentane.</text:span></text:span></text:p>
      <text:h text:style-name="P20" text:outline-level="1"><text:bookmark-start text:name="__RefHeading___Toc109_1452926801"/>Beispiele<text:bookmark-end text:name="__RefHeading___Toc109_1452926801"/></text:h>
      <text:p text:style-name="P16"><text:span text:style-name="Absatz-Standardschriftart"><text:span text:style-name="T17">In diesem Abschnitt gehe ich auf die Originalbeispiele der Webseite (https://bwinf.de/bundeswettbewerb/37-bwinf/1-runde/material-371/) ein:</text:span></text:span></text:p>
      <text:p text:style-name="P17"><text:span text:style-name="Absatz-Standardschriftart"><text:span text:style-name="T19">In der Praxis lässt sich nun erkennen, dass die Ergebnisse nicht ganz optimal sind. Im 1. Beispiel müssten die Zahlen auf 50 enden, um ein optimales Ergebnis von 25$ Gewinn zu erhalten.<text:line-break/>Das liegt an den Rundungsungenauigkeiten des BigInteger-Objekts und der nicht mit einkalkulierten unterschiedlichen Gruppengrößen, bei einer nicht durch 10 teilbaren Anzahl an Glückszahlen, </text:span></text:span><text:span text:style-name="Absatz-Standardschriftart"><text:span text:style-name="T21">welche</text:span></text:span><text:span text:style-name="Absatz-Standardschriftart"><text:span text:style-name="T20"> die Gravitation beeinfluss</text:span></text:span><text:span text:style-name="Absatz-Standardschriftart"><text:span text:style-name="T21">en</text:span></text:span><text:span text:style-name="Absatz-Standardschriftart"><text:span text:style-name="T19">. </text:span></text:span><text:span text:style-name="Absatz-Standardschriftart"><text:span text:style-name="T20">Das 1. Problem würde sich durch die Verwendung der BigDecimal Klasse und das 2. Problem durch das Nutzen einer Verhältnisgleichung lösen lassen, jedoch ist die Abweichung minimal und die Umsetzung würde das Programm nur unnötig verkomplizieren.</text:span></text:span></text:p>
      <table:table table:name="Tabelle1" table:style-name="Tabelle1">
        <table:table-column table:style-name="Tabelle1.A" table:number-columns-repeated="3"/>
        <table:table-row>
          <table:table-cell table:style-name="Tabelle1.A1" office:value-type="string">
            <text:p text:style-name="P19">Beispiel 1</text:p>
          </table:table-cell>
          <table:table-cell table:style-name="Tabelle1.A1" office:value-type="string">
            <text:p text:style-name="P19">Beispiel 2</text:p>
          </table:table-cell>
          <table:table-cell table:style-name="Tabelle1.C1" office:value-type="string">
            <text:p text:style-name="P19">Beispiel 3</text:p>
          </table:table-cell>
        </table:table-row>
        <table:table-row>
          <table:table-cell table:style-name="Tabelle1.A2" office:value-type="string">
            <text:p text:style-name="Table_20_Contents">---ERGEBNIS---</text:p>
            <text:p text:style-name="Table_20_Contents">Glückszahlen: 199</text:p>
            <text:p text:style-name="Table_20_Contents">Einzahlung: 4975$</text:p>
            <text:p text:style-name="Table_20_Contents">Al's Zahlen:</text:p>
            <text:p text:style-name="Table_20_Contents">52</text:p>
            <text:p text:style-name="Table_20_Contents">152</text:p>
            <text:p text:style-name="Table_20_Contents">252</text:p>
            <text:p text:style-name="Table_20_Contents">352</text:p>
            <text:p text:style-name="Table_20_Contents">452</text:p>
            <text:p text:style-name="Table_20_Contents">552</text:p>
            <text:p text:style-name="Table_20_Contents">652</text:p>
            <text:p text:style-name="Table_20_Contents">752</text:p>
            <text:p text:style-name="Table_20_Contents">852</text:p>
            <text:p text:style-name="Table_20_Contents">949</text:p>
            <text:p text:style-name="Table_20_Contents">Auszahlung: 4951$</text:p>
            <text:p text:style-name="Table_20_Contents">Saldo: 24$</text:p>
            <text:p text:style-name="Table_20_Contents">Al Capone: Gotcha!</text:p>
          </table:table-cell>
          <table:table-cell table:style-name="Tabelle1.A2" office:value-type="string">
            <text:p text:style-name="Table_20_Contents">---ERGEBNIS---</text:p>
            <text:p text:style-name="Table_20_Contents">Glückszahlen: 100</text:p>
            <text:p text:style-name="Table_20_Contents">Einzahlung: 2500$</text:p>
            <text:p text:style-name="Table_20_Contents">Al's Zahlen:</text:p>
            <text:p text:style-name="Table_20_Contents">55</text:p>
            <text:p text:style-name="Table_20_Contents">155</text:p>
            <text:p text:style-name="Table_20_Contents">246</text:p>
            <text:p text:style-name="Table_20_Contents">354</text:p>
            <text:p text:style-name="Table_20_Contents">428</text:p>
            <text:p text:style-name="Table_20_Contents">549</text:p>
            <text:p text:style-name="Table_20_Contents">666</text:p>
            <text:p text:style-name="Table_20_Contents">763</text:p>
            <text:p text:style-name="Table_20_Contents">849</text:p>
            <text:p text:style-name="Table_20_Contents">941</text:p>
            <text:p text:style-name="Table_20_Contents">Auszahlung: 2261$</text:p>
            <text:p text:style-name="Table_20_Contents">Saldo: 239$</text:p>
            <text:p text:style-name="Table_20_Contents">Al Capone: Gotcha!</text:p>
          </table:table-cell>
          <table:table-cell table:style-name="Tabelle1.C2" office:value-type="string">
            <text:p text:style-name="Table_20_Contents">---ERGEBNIS---</text:p>
            <text:p text:style-name="Table_20_Contents">Glückszahlen: 100</text:p>
            <text:p text:style-name="Table_20_Contents">Einzahlung: 2500$</text:p>
            <text:p text:style-name="Table_20_Contents">Al's Zahlen:</text:p>
            <text:p text:style-name="Table_20_Contents">66</text:p>
            <text:p text:style-name="Table_20_Contents">156</text:p>
            <text:p text:style-name="Table_20_Contents">256</text:p>
            <text:p text:style-name="Table_20_Contents">362</text:p>
            <text:p text:style-name="Table_20_Contents">459</text:p>
            <text:p text:style-name="Table_20_Contents">551</text:p>
            <text:p text:style-name="Table_20_Contents">662</text:p>
            <text:p text:style-name="Table_20_Contents">750</text:p>
            <text:p text:style-name="Table_20_Contents">860</text:p>
            <text:p text:style-name="Table_20_Contents">959</text:p>
            <text:p text:style-name="Table_20_Contents">Auszahlung: 2396$</text:p>
            <text:p text:style-name="Table_20_Contents">Saldo: 104$</text:p>
            <text:p text:style-name="Table_20_Contents">Al Capone: Gotcha!</text:p>
          </table:table-cell>
        </table:table-row>
      </table:table>
      <text:p text:style-name="P16"><text:span text:style-name="Absatz-Standardschriftart"><text:span text:style-name="T18"/></text:span></text:p>
      <text:h text:style-name="P20" text:outline-level="1"><text:bookmark-start text:name="__RefHeading___Toc111_1452926801"/>Quellcode<text:bookmark-end text:name="__RefHeading___Toc111_1452926801"/></text:h>
      <text:p text:style-name="Quotations"><text:span text:style-name="Source_20_Text">package de.ncrypted.volldaneben;</text:span></text:p>
      <text:p text:style-name="Quotations"><text:span text:style-name="Source_20_Text"/></text:p>
      <text:p text:style-name="Quotations"><text:span text:style-name="Source_20_Text">/**</text:span></text:p>
      <text:p text:style-name="Quotations"><text:span text:style-name="Source_20_Text"><text:s/>* @author ncrypted</text:span></text:p>
      <text:p text:style-name="Quotations"><text:span text:style-name="Source_20_Text"><text:s/>*/</text:span></text:p>
      <text:p text:style-name="Quotations"><text:span text:style-name="Source_20_Text">public class VollDaneben {</text:span></text:p>
      <text:p text:style-name="Quotations"><text:span text:style-name="Source_20_Text"/></text:p>
      <text:p text:style-name="Quotations"><text:span text:style-name="Source_20_Text"><text:s text:c="4"/>private static List&lt;Integer&gt; luckNumbers = new ArrayList&lt;&gt;();</text:span></text:p>
      <text:p text:style-name="Quotations"><text:span text:style-name="Source_20_Text"><text:s text:c="4"/>private static List&lt;Integer&gt; alNumbers = new ArrayList&lt;&gt;();</text:span></text:p>
      <text:p text:style-name="Quotations"><text:span text:style-name="Source_20_Text"/></text:p>
      <text:p text:style-name="Quotations"><text:span text:style-name="Source_20_Text"><text:s text:c="4"/>public static void main(String[] args) {</text:span></text:p>
      <text:p text:style-name="Quotations"><text:span text:style-name="Source_20_Text"><text:s text:c="8"/>readLuckNumbers(</text:span><text:span text:style-name="Source_20_Text"><text:span text:style-name="T22">numbersFileName</text:span></text:span><text:span text:style-name="Source_20_Text">);</text:span></text:p>
      <text:p text:style-name="Quotations"><text:span text:style-name="Source_20_Text"><text:s text:c="8"/>getAlNumbers();</text:span></text:p>
      <text:p text:style-name="Quotations"><text:span text:style-name="Source_20_Text"><text:s text:c="8"/>System.out.println("---ERGEBNIS---");</text:span></text:p>
      <text:p text:style-name="Quotations"><text:span text:style-name="Source_20_Text"><text:s text:c="8"/>int deposit = luckNumbers.size() * 25;</text:span></text:p>
      <text:p text:style-name="Quotations"><text:span text:style-name="Source_20_Text"><text:s text:c="8"/>int payout = 0;</text:span></text:p>
      <text:p text:style-name="Quotations"><text:span text:style-name="Source_20_Text"><text:s text:c="8"/>for (Integer luckNumber : luckNumbers) {</text:span></text:p>
      <text:p text:style-name="Quotations"><text:span text:style-name="Source_20_Text"><text:s text:c="12"/>payout += getPayout(luckNumber);</text:span></text:p>
      <text:p text:style-name="Quotations"><text:span text:style-name="Source_20_Text"><text:s text:c="8"/>}</text:span></text:p>
      <text:p text:style-name="Quotations"><text:span text:style-name="Source_20_Text"><text:s text:c="8"/>int saldo = deposit - payout;</text:span></text:p>
      <text:p text:style-name="Quotations"><text:span text:style-name="Source_20_Text"><text:s text:c="8"/>System.out.println("Glückszahlen: " + luckNumbers.size());</text:span></text:p>
      <text:p text:style-name="Quotations"><text:span text:style-name="Source_20_Text"><text:s text:c="8"/>System.out.println("Einzahlung: " + deposit + "$");</text:span></text:p>
      <text:p text:style-name="Quotations"><text:span text:style-name="Source_20_Text"><text:s text:c="8"/>System.out.println("Al's Zahlen:");</text:span></text:p>
      <text:p text:style-name="Quotations"><text:span text:style-name="Source_20_Text"><text:s text:c="8"/>alNumbers.forEach(number -&gt; System.out.println(number));</text:span></text:p>
      <text:p text:style-name="Quotations"><text:span text:style-name="Source_20_Text"><text:s text:c="8"/>System.out.println("Auszahlung: " + payout + "$");</text:span></text:p>
      <text:p text:style-name="Quotations"><text:span text:style-name="Source_20_Text"><text:s text:c="8"/>System.out.println("Saldo: " + saldo + "$");</text:span></text:p>
      <text:p text:style-name="Quotations"><text:span text:style-name="Source_20_Text"><text:s text:c="8"/>System.out.println("Al Capone: " + (saldo &gt; 0 ? "Gotcha!" : saldo == 0 ? "Grmpf..." : "RAGE!"));</text:span></text:p>
      <text:p text:style-name="Quotations"><text:span text:style-name="Source_20_Text"><text:s text:c="4"/>}</text:span></text:p>
      <text:p text:style-name="Quotations"><text:span text:style-name="Source_20_Text"/></text:p>
      <text:p text:style-name="Quotations"><text:span text:style-name="Source_20_Text"><text:s text:c="4"/>private static void getAlNumbers() {</text:span></text:p>
      <text:p text:style-name="Quotations"><text:span text:style-name="Source_20_Text"><text:s text:c="8"/>alNumbers.clear();</text:span></text:p>
      <text:p text:style-name="Quotations"><text:span text:style-name="Source_20_Text"><text:s text:c="8"/>List&lt;List&lt;Integer&gt;&gt; luckNumberGroups = new ArrayList&lt;&gt;();</text:span></text:p>
      <text:p text:style-name="Quotations"><text:span text:style-name="Source_20_Text"/></text:p>
      <text:p text:style-name="Quotations"><text:span text:style-name="Source_20_Text"><text:s text:c="8"/>// Erstelle die Glueckszahlen-Gruppen</text:span></text:p>
      <text:p text:style-name="Quotations"><text:span text:style-name="Source_20_Text"><text:s text:c="8"/>// 0: 1-100 | 1: 101-200 | 2: 201-300 ...</text:span></text:p>
      <text:p text:style-name="Quotations"><text:span text:style-name="Source_20_Text"><text:s text:c="8"/>for (int i = 0; i &lt; 10; i++) {</text:span></text:p>
      <text:p text:style-name="Quotations"><text:soft-page-break/><text:span text:style-name="Source_20_Text"><text:s text:c="12"/>luckNumberGroups.add(i, new ArrayList&lt;&gt;());</text:span></text:p>
      <text:p text:style-name="Quotations"><text:span text:style-name="Source_20_Text"><text:s text:c="12"/>for (Integer luckNumber : luckNumbers) {</text:span></text:p>
      <text:p text:style-name="Quotations"><text:span text:style-name="Source_20_Text"><text:s text:c="16"/>if (luckNumber &gt; i * 100 &amp;&amp; luckNumber &lt;= i * 100 + 100) {</text:span></text:p>
      <text:p text:style-name="Quotations"><text:span text:style-name="Source_20_Text"><text:s text:c="20"/>luckNumberGroups.get(i).add(luckNumber);</text:span></text:p>
      <text:p text:style-name="Quotations"><text:span text:style-name="Source_20_Text"><text:s text:c="16"/>}</text:span></text:p>
      <text:p text:style-name="Quotations"><text:span text:style-name="Source_20_Text"><text:s text:c="12"/>}</text:span></text:p>
      <text:p text:style-name="Quotations"><text:span text:style-name="Source_20_Text"><text:s text:c="8"/>}</text:span></text:p>
      <text:p text:style-name="Quotations"><text:span text:style-name="Source_20_Text"/></text:p>
      <text:p text:style-name="Quotations"><text:span text:style-name="Source_20_Text"><text:s text:c="8"/>// Ermittle Wichtung je Bereich (100 Zahlen), aufgrund vieler Glueckszahlen</text:span></text:p>
      <text:p text:style-name="Quotations"><text:span text:style-name="Source_20_Text"><text:s text:c="8"/>// 0: 1-100 | 1: 101-200 | 2: 201-300 ... || Konzentration verglichen zum Durchschnitt aller Zahlen</text:span></text:p>
      <text:p text:style-name="Quotations"><text:span text:style-name="Source_20_Text"><text:s text:c="8"/>Map&lt;Integer, Float&gt; concentration = new HashMap&lt;&gt;();</text:span></text:p>
      <text:p text:style-name="Quotations"><text:span text:style-name="Source_20_Text"><text:s text:c="8"/>int total = luckNumbers.size();</text:span></text:p>
      <text:p text:style-name="Quotations"><text:span text:style-name="Source_20_Text"><text:s text:c="8"/>float groupSize = (float) total / 10;</text:span></text:p>
      <text:p text:style-name="Quotations"><text:span text:style-name="Source_20_Text"><text:s text:c="8"/>for (int i = 0; i &lt; 10; i++) {</text:span></text:p>
      <text:p text:style-name="Quotations"><text:span text:style-name="Source_20_Text"><text:s text:c="12"/>int count = luckNumberGroups.get(i).size();</text:span></text:p>
      <text:p text:style-name="Quotations"><text:span text:style-name="Source_20_Text"><text:s text:c="12"/>concentration.put(i, count / groupSize);</text:span></text:p>
      <text:p text:style-name="Quotations"><text:span text:style-name="Source_20_Text"><text:s text:c="8"/>}</text:span></text:p>
      <text:p text:style-name="Quotations"><text:span text:style-name="Source_20_Text"/></text:p>
      <text:p text:style-name="Quotations"><text:span text:style-name="Source_20_Text"><text:s text:c="8"/>// Bilde den Durchschnitt der Glueckszahl-Gruppen,</text:span></text:p>
      <text:p text:style-name="Quotations"><text:span text:style-name="Source_20_Text"><text:s text:c="8"/>// verschiebe Sie in Richtung höher konzentrierterer benachbarter Bereiche,</text:span></text:p>
      <text:p text:style-name="Quotations"><text:span text:style-name="Source_20_Text"><text:s text:c="8"/>// und setze sie als Al's Zahl</text:span></text:p>
      <text:p text:style-name="Quotations"><text:span text:style-name="Source_20_Text"><text:s text:c="8"/>for (int i = 0; i &lt; luckNumberGroups.size(); i++) {</text:span></text:p>
      <text:p text:style-name="Quotations"><text:span text:style-name="Source_20_Text"><text:s text:c="12"/>List&lt;Integer&gt; luckNumberGroup = luckNumberGroups.get(i);</text:span></text:p>
      <text:p text:style-name="Quotations"><text:span text:style-name="Source_20_Text"><text:s text:c="12"/>BigInteger sum = BigInteger.ZERO;</text:span></text:p>
      <text:p text:style-name="Quotations"><text:span text:style-name="Source_20_Text"><text:s text:c="12"/>for (Integer luckNumber : luckNumberGroup) {</text:span></text:p>
      <text:p text:style-name="Quotations"><text:span text:style-name="Source_20_Text"><text:s text:c="16"/>sum = sum.add(BigInteger.valueOf(luckNumber));</text:span></text:p>
      <text:p text:style-name="Quotations"><text:span text:style-name="Source_20_Text"><text:s text:c="12"/>}</text:span></text:p>
      <text:p text:style-name="Quotations"><text:span text:style-name="Source_20_Text"><text:s text:c="12"/>int ratio = Integer.parseInt(sum.divide(BigInteger.valueOf(luckNumberGroup.size())).toString());</text:span></text:p>
      <text:p text:style-name="Quotations"><text:span text:style-name="Source_20_Text"/></text:p>
      <text:p text:style-name="Quotations"><text:span text:style-name="Source_20_Text"><text:s text:c="12"/>// Ermittle "Gravitation"</text:span></text:p>
      <text:p text:style-name="Quotations"><text:span text:style-name="Source_20_Text"><text:s text:c="12"/>float conc = concentration.get(i);</text:span></text:p>
      <text:p text:style-name="Quotations"><text:span text:style-name="Source_20_Text"><text:s text:c="12"/>float gravPos = 0;</text:span></text:p>
      <text:p text:style-name="Quotations"><text:span text:style-name="Source_20_Text"><text:s text:c="12"/>if (i != luckNumberGroups.size() - 1) {</text:span></text:p>
      <text:p text:style-name="Quotations"><text:span text:style-name="Source_20_Text"><text:s text:c="16"/>gravPos = concentration.get(i + 1) - conc;</text:span></text:p>
      <text:p text:style-name="Quotations"><text:span text:style-name="Source_20_Text"><text:s text:c="12"/>}</text:span></text:p>
      <text:p text:style-name="Quotations"><text:span text:style-name="Source_20_Text"><text:s text:c="12"/>gravPos = gravPos &lt; 0 ? 0 : gravPos;</text:span></text:p>
      <text:p text:style-name="Quotations"><text:span text:style-name="Source_20_Text"><text:s text:c="12"/>float gravNeg = 0;</text:span></text:p>
      <text:p text:style-name="Quotations"><text:span text:style-name="Source_20_Text"><text:s text:c="12"/>if (i != 0) {</text:span></text:p>
      <text:p text:style-name="Quotations"><text:span text:style-name="Source_20_Text"><text:s text:c="16"/>gravNeg = concentration.get(i - 1) - conc;</text:span></text:p>
      <text:p text:style-name="Quotations"><text:span text:style-name="Source_20_Text"><text:s text:c="12"/>}</text:span></text:p>
      <text:p text:style-name="Quotations"><text:span text:style-name="Source_20_Text"><text:s text:c="12"/>gravNeg = gravNeg &lt; 0 ? 0 : gravNeg;</text:span></text:p>
      <text:p text:style-name="Quotations"><text:span text:style-name="Source_20_Text"><text:s text:c="12"/>float grav = gravPos - gravNeg;</text:span></text:p>
      <text:p text:style-name="Quotations"><text:span text:style-name="Source_20_Text"><text:s text:c="12"/>int gravSteps = (int) Math.floor(luckNumberGroup.size() / 2F * grav);</text:span></text:p>
      <text:p text:style-name="Quotations"><text:span text:style-name="Source_20_Text"><text:s text:c="12"/>ratio += gravSteps;</text:span></text:p>
      <text:p text:style-name="Quotations"><text:span text:style-name="Source_20_Text"/></text:p>
      <text:p text:style-name="Quotations"><text:span text:style-name="Source_20_Text"><text:s text:c="12"/>alNumbers.add(ratio);</text:span></text:p>
      <text:p text:style-name="Quotations"><text:span text:style-name="Source_20_Text"><text:s text:c="8"/>}</text:span></text:p>
      <text:p text:style-name="Quotations"><text:span text:style-name="Source_20_Text"><text:s text:c="4"/>}</text:span></text:p>
      <text:p text:style-name="Quotations"><text:span text:style-name="Source_20_Text"/></text:p>
      <text:p text:style-name="Quotations"><text:span text:style-name="Source_20_Text"><text:s text:c="4"/>private static int getPayout(int luckNumber) {</text:span></text:p>
      <text:p text:style-name="Quotations"><text:span text:style-name="Source_20_Text"><text:s text:c="8"/>int distance = -1;</text:span></text:p>
      <text:p text:style-name="Quotations"><text:span text:style-name="Source_20_Text"><text:s text:c="8"/>for (Integer alNumber : alNumbers) {</text:span></text:p>
      <text:p text:style-name="Quotations"><text:span text:style-name="Source_20_Text"><text:s text:c="12"/>int currentDistance = Math.abs(alNumber - luckNumber);</text:span></text:p>
      <text:p text:style-name="Quotations"><text:soft-page-break/><text:span text:style-name="Source_20_Text"><text:s text:c="12"/>if (distance == -1 || currentDistance &lt; distance) {</text:span></text:p>
      <text:p text:style-name="Quotations"><text:span text:style-name="Source_20_Text"><text:s text:c="16"/>distance = currentDistance;</text:span></text:p>
      <text:p text:style-name="Quotations"><text:span text:style-name="Source_20_Text"><text:s text:c="12"/>}</text:span></text:p>
      <text:p text:style-name="Quotations"><text:span text:style-name="Source_20_Text"><text:s text:c="8"/>}</text:span></text:p>
      <text:p text:style-name="Quotations"><text:span text:style-name="Source_20_Text"><text:s text:c="8"/>return distance;</text:span></text:p>
      <text:p text:style-name="Quotations"><text:span text:style-name="Source_20_Text"><text:s text:c="4"/>}</text:span></text:p>
      <text:p text:style-name="Quotations"><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Quotations" style:family="paragraph" style:parent-style-name="Standard" style:class="html">
      <style:paragraph-properties fo:margin-left="1cm" fo:margin-right="1cm" fo:margin-top="0cm" fo:margin-bottom="0cm" loext:contextual-spacing="false" fo:text-indent="0cm" style:auto-text-indent="false"/>
      <style:text-properties fo:font-size="10pt"/>
    </style:style>
    <style:style style:name="Table_20_Contents" style:display-name="Table Contents" style:family="paragraph" style:parent-style-name="Standard" style:class="extra">
      <style:paragraph-properties text:number-lines="false" text:line-number="0"/>
      <style:text-properties fo:font-size="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de" fo:country="DE" officeooo:paragraph-rsid="0040eca9"/>
    </style:style>
    <style:style style:name="MP2" style:family="paragraph" style:parent-style-name="Footer">
      <style:paragraph-properties>
        <style:tab-stops>
          <style:tab-stop style:position="7.938cm" style:type="center"/>
          <style:tab-stop style:position="15.753cm" style:type="right"/>
        </style:tab-stops>
      </style:paragraph-properties>
    </style:style>
    <style:style style:name="MP3" style:family="paragraph" style:parent-style-name="Header">
      <style:text-properties fo:language="de" fo:country="DE"/>
    </style:style>
    <style:style style:name="MP4" style:family="paragraph" style:parent-style-name="Header">
      <style:paragraph-properties fo:text-align="center" style:justify-single-word="false"/>
      <style:text-properties fo:language="de" fo:country="DE" officeooo:rsid="003327f1" officeooo:paragraph-rsid="003327f1"/>
    </style:style>
    <style:style style:name="MP5"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bookmark-ref text:reference-format="text" text:ref-name="Ref_AufgabeName">Aufgabe 3: Voll Daneben</text:bookmark-ref><text:tab/><text:tab/><text:bookmark-ref text:reference-format="text" text:ref-name="Ref_TeamID">Team-ID: 00381</text:bookmark-ref></text:p>
      </style:header>
      <style:footer>
        <text:p text:style-name="MP2"><text:span text:style-name="Absatz-Standardschriftart"><text:span text:style-name="MT1"><text:tab/></text:span></text:span><text:span text:style-name="Absatz-Standardschriftart"><text:span text:style-name="MT1"><text:page-number text:select-page="current">5</text:page-number></text:span></text:span><text:span text:style-name="Absatz-Standardschriftart"><text:span text:style-name="MT1">/</text:span></text:span><text:span text:style-name="Absatz-Standardschriftart"><text:span text:style-name="MT1"><text:page-count>5</text:page-count></text:span></text:span></text:p>
      </style:footer>
    </style:master-page>
    <style:master-page style:name="MPF0" style:page-layout-name="Mpm3" style:next-style-name="MP0">
      <style:header>
        <text:p text:style-name="MP3"/>
      </style:header>
      <loext:header-first>
        <text:p text:style-name="MP4"/>
      </loext:header-first>
      <style:footer>
        <text:p text:style-name="MP5"><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image/png"/><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loext:footer-first>
        <text:p text:style-name="MP5"><text:span text:style-name="MT1"><text:tab/></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5</text:page-count></text:span></text:span><text:span text:style-name="Absatz-Standardschriftart"><text:span text:style-name="MT1"><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18-10-28T15:59:14.448000000</meta:creation-date>
    <meta:editing-cycles>1</meta:editing-cycles>
    <meta:editing-duration>P0D</meta:editing-duration>
    <meta:document-statistic meta:table-count="1" meta:image-count="1" meta:object-count="0" meta:page-count="5" meta:paragraph-count="167" meta:word-count="1332" meta:character-count="10070" meta:non-whitespace-character-count="8121"/>
  </office:meta>
</office:document-meta>
</file>